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paragraph-rsid="00161c99" style:font-size-asian="12pt" style:font-weight-asian="normal" style:font-size-complex="12pt" style:font-weight-complex="normal"/>
    </style:style>
    <style:style style:name="P4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5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6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4fbdb" officeooo:paragraph-rsid="0014fbdb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14e5c" officeooo:paragraph-rsid="00114e5c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T1" style:family="text">
      <style:text-properties officeooo:rsid="00115e89"/>
    </style:style>
    <style:style style:name="T2" style:family="text">
      <style:text-properties fo:font-size="12pt" fo:font-weight="normal" officeooo:rsid="00115e89" style:font-size-asian="10.5pt" style:font-weight-asian="normal" style:font-size-complex="12pt" style:font-weight-complex="normal"/>
    </style:style>
    <style:style style:name="T3" style:family="text">
      <style:text-properties fo:color="#222222" fo:font-weight="normal" officeooo:rsid="00115e89" style:font-weight-asian="normal" style:font-weight-complex="normal"/>
    </style:style>
    <style:style style:name="T4" style:family="text">
      <style:text-properties officeooo:rsid="0014fbdb"/>
    </style:style>
    <style:style style:name="T5" style:family="text">
      <style:text-properties officeooo:rsid="00161c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ttori identificati nel sistema</text:p>
      <text:list xml:id="list38591909" text:style-name="L1">
        <text:list-item>
          <text:p text:style-name="P9">Genitore</text:p>
        </text:list-item>
      </text:list>
      <text:p text:style-name="P1"><text:s text:c="2"/>1.Personale docente e ricercatore</text:p>
      <text:list xml:id="list38592435" text:continue-list="list38591909" text:style-name="L2">
        <text:list-item>
          <text:p text:style-name="P2">Personale tecnico-amministrativo di ruolo</text:p>
        </text:list-item>
        <text:list-item>
          <text:p text:style-name="P2">Titolari di assegno di ricerca</text:p>
        </text:list-item>
        <text:list-item>
          <text:p text:style-name="P2">Titolari di contratto a tempo determinato</text:p>
        </text:list-item>
        <text:list-item>
          <text:p text:style-name="P2">Dottorandi</text:p>
        </text:list-item>
        <text:list-item>
          <text:p text:style-name="P2">Titolari di borsa di studio post Laurea o Post doc.</text:p>
        </text:list-item>
        <text:list-item>
          <text:p text:style-name="P3"><text:span text:style-name="T5">Studenti</text:span></text:p>
        </text:list-item>
      </text:list>
      <text:list xml:id="list38581204" text:style-name="L3">
        <text:list-item>
          <text:p text:style-name="P10">Rappresentante commissione formazione graduatoria</text:p>
        </text:list-item>
        <text:list-item>
          <text:p text:style-name="P10">Rappresentante commissione composizioni classi</text:p>
        </text:list-item>
        <text:list-item>
          <text:p text:style-name="P5">Personale preposto a funzioni educative</text:p>
        </text:list-item>
        <text:list-item>
          <text:p text:style-name="P4"><text:span text:style-name="T4">Impiegato</text:span><text:span text:style-name="T1"> </text:span><text:span text:style-name="T4">segreteria</text:span></text:p>
        </text:list-item>
        <text:list-item>
          <text:p text:style-name="P6">Impiegato servizi mensa</text:p>
        </text:list-item>
        <text:list-item>
          <text:p text:style-name="P4"><text:span text:style-name="Strong_20_Emphasis"><text:span text:style-name="T3">Coordinatore psico-pedagogico</text:span></text:span><text:span text:style-name="T1"> </text:span></text:p>
        </text:list-item>
        <text:list-item>
          <text:p text:style-name="P4"><text:span text:style-name="Strong_20_Emphasis"><text:span text:style-name="T3">Responsabile Scientifico dell'Asilo Nido</text:span></text:span></text:p>
        </text:list-item>
      </text:list>
      <text:p text:style-name="Text_20_body"><text:line-break/></text:p>
      <text:p text:style-name="P7"/>
      <text:list xml:id="list38583900" text:continue-numbering="true" text:style-name="L3">
        <text:list-header>
          <text:p text:style-name="P5"/>
        </text:list-header>
      </text:list>
      <text:p text:style-name="Text_20_body"><text:line-break/></text:p>
      <text:p text:style-name="Text_20_body"><text:line-break/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6:38:26.76</meta:creation-date>
    <dc:date>2012-10-16T18:44:51.14</dc:date>
    <meta:editing-duration>PT20M4S</meta:editing-duration>
    <meta:editing-cycles>4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9" meta:word-count="74" meta:character-count="526" meta:non-whitespace-character-count="475"/>
  </office:meta>
</office:document-meta>
</file>